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vertical-align="middle" fo:min-height="0.71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fo:min-height="0.589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fo:min-height="0.5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498cm" fo:min-width="6.94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698cm" fo:min-width="6.198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938cm" svg:height="1.014cm" svg:x="11.562cm" svg:y="0.835cm">
          <draw:text-box>
            <text:p text:style-name="P1">Quadrado</text:p>
          </draw:text-box>
        </draw:frame>
        <draw:frame draw:style-name="gr2" draw:text-style-name="P4" draw:layer="layout" svg:width="5.151cm" svg:height="0.891cm" svg:x="11.975cm" svg:y="2.109cm">
          <draw:text-box>
            <text:p text:style-name="P3"><text:span text:style-name="T1">int tamanho</text:span></text:p>
          </draw:text-box>
        </draw:frame>
        <draw:frame draw:style-name="gr2" draw:text-style-name="P4" draw:layer="layout" svg:width="5.151cm" svg:height="0.891cm" svg:x="11.975cm" svg:y="3.34cm">
          <draw:text-box>
            <text:p text:style-name="P3"><text:span text:style-name="T1">int posicaoX</text:span></text:p>
          </draw:text-box>
        </draw:frame>
        <draw:frame draw:style-name="gr2" draw:text-style-name="P4" draw:layer="layout" svg:width="5.151cm" svg:height="0.891cm" svg:x="11.975cm" svg:y="4.571cm">
          <draw:text-box>
            <text:p text:style-name="P3"><text:span text:style-name="T1">int posicaoY</text:span></text:p>
          </draw:text-box>
        </draw:frame>
        <draw:frame draw:style-name="gr2" draw:text-style-name="P4" draw:layer="layout" svg:width="5.151cm" svg:height="0.891cm" svg:x="11.975cm" svg:y="5.802cm">
          <draw:text-box>
            <text:p text:style-name="P3"><text:span text:style-name="T1">String cor</text:span></text:p>
          </draw:text-box>
        </draw:frame>
        <draw:frame draw:style-name="gr3" draw:text-style-name="P4" draw:layer="layout" svg:width="5.151cm" svg:height="0.891cm" svg:x="11.975cm" svg:y="7.13cm">
          <draw:text-box>
            <text:p text:style-name="P3"><text:span text:style-name="T1">boolean estaVisivel</text:span></text:p>
          </draw:text-box>
        </draw:frame>
        <draw:custom-shape draw:style-name="gr4" draw:text-style-name="P5" draw:layer="layout" svg:width="7.5cm" svg:height="7.8cm" svg:x="10.75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0.75cm" svg:y1="1.8cm" svg:x2="18.25cm" svg:y2="1.8cm">
          <text:p/>
        </draw:line>
        <draw:frame draw:style-name="gr1" draw:text-style-name="P2" draw:layer="layout" svg:width="6.531cm" svg:height="1.014cm" svg:x="6.694cm" svg:y="10.935cm">
          <draw:text-box>
            <text:p text:style-name="P1"><text:span text:style-name="T2">quadrado1: Quadrado</text:span></text:p>
          </draw:text-box>
        </draw:frame>
        <draw:frame draw:style-name="gr2" draw:text-style-name="P2" draw:layer="layout" svg:width="1.963cm" svg:height="0.891cm" svg:x="10.9cm" svg:y="12.209cm">
          <draw:text-box>
            <text:p text:style-name="P1"><text:span text:style-name="T1">50</text:span></text:p>
          </draw:text-box>
        </draw:frame>
        <draw:frame draw:style-name="gr2" draw:text-style-name="P2" draw:layer="layout" svg:width="2cm" svg:height="0.891cm" svg:x="10.85cm" svg:y="13.44cm">
          <draw:text-box>
            <text:p text:style-name="P1"><text:span text:style-name="T1">80</text:span></text:p>
          </draw:text-box>
        </draw:frame>
        <draw:frame draw:style-name="gr2" draw:text-style-name="P2" draw:layer="layout" svg:width="2cm" svg:height="0.891cm" svg:x="10.85cm" svg:y="14.671cm">
          <draw:text-box>
            <text:p text:style-name="P1"><text:span text:style-name="T1">30</text:span></text:p>
          </draw:text-box>
        </draw:frame>
        <draw:frame draw:style-name="gr2" draw:text-style-name="P7" draw:layer="layout" svg:width="2cm" svg:height="0.891cm" svg:x="10.9cm" svg:y="15.93cm">
          <draw:text-box>
            <text:p text:style-name="P6"><text:span text:style-name="T1">“</text:span><text:span text:style-name="T1">azul”</text:span></text:p>
          </draw:text-box>
        </draw:frame>
        <draw:custom-shape draw:style-name="gr6" draw:text-style-name="P5" draw:layer="layout" svg:width="6.75cm" svg:height="8cm" svg:x="6.6cm" svg:y="10.8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964cm" svg:height="0.891cm" svg:x="10.85cm" svg:y="17.18cm">
          <draw:text-box>
            <text:p text:style-name="P1"><text:span text:style-name="T1">true</text:span></text:p>
          </draw:text-box>
        </draw:frame>
        <draw:frame draw:style-name="gr7" draw:text-style-name="P9" draw:layer="layout" svg:width="2.572cm" svg:height="0.839cm" svg:x="7.55cm" svg:y="12.197cm">
          <draw:text-box>
            <text:p><text:span text:style-name="T1">tamanho</text:span></text:p>
          </draw:text-box>
        </draw:frame>
        <draw:frame draw:style-name="gr7" draw:text-style-name="P9" draw:layer="layout" svg:width="3.038cm" svg:height="0.839cm" svg:x="7.55cm" svg:y="17.198cm">
          <draw:text-box>
            <text:p><text:span text:style-name="T1">estaVisivel</text:span></text:p>
          </draw:text-box>
        </draw:frame>
        <draw:frame draw:style-name="gr7" draw:text-style-name="P9" draw:layer="layout" svg:width="1.243cm" svg:height="0.839cm" svg:x="7.55cm" svg:y="15.899cm">
          <draw:text-box>
            <text:p><text:span text:style-name="T1">cor</text:span></text:p>
          </draw:text-box>
        </draw:frame>
        <draw:frame draw:style-name="gr7" draw:text-style-name="P9" draw:layer="layout" svg:width="2.691cm" svg:height="0.839cm" svg:x="7.551cm" svg:y="14.7cm">
          <draw:text-box>
            <text:p><text:span text:style-name="T1">posicaoY</text:span></text:p>
          </draw:text-box>
        </draw:frame>
        <draw:frame draw:style-name="gr7" draw:text-style-name="P9" draw:layer="layout" svg:width="2.691cm" svg:height="0.839cm" svg:x="7.552cm" svg:y="13.501cm">
          <draw:text-box>
            <text:p><text:span text:style-name="T1">posicaoX</text:span></text:p>
          </draw:text-box>
        </draw:frame>
        <draw:line draw:style-name="gr5" draw:text-style-name="P5" draw:layer="layout" svg:x1="6.6cm" svg:y1="12cm" svg:x2="13.35cm" svg:y2="12cm">
          <text:p/>
        </draw:line>
        <draw:frame draw:style-name="gr1" draw:text-style-name="P2" draw:layer="layout" svg:width="6.531cm" svg:height="1.014cm" svg:x="16.394cm" svg:y="10.935cm">
          <draw:text-box>
            <text:p text:style-name="P1"><text:span text:style-name="T2">quadrado2: Quadrado</text:span></text:p>
          </draw:text-box>
        </draw:frame>
        <draw:frame draw:style-name="gr2" draw:text-style-name="P2" draw:layer="layout" svg:width="1.963cm" svg:height="0.891cm" svg:x="20.6cm" svg:y="12.209cm">
          <draw:text-box>
            <text:p text:style-name="P1"><text:span text:style-name="T1">60</text:span></text:p>
          </draw:text-box>
        </draw:frame>
        <draw:frame draw:style-name="gr2" draw:text-style-name="P2" draw:layer="layout" svg:width="2cm" svg:height="0.891cm" svg:x="20.55cm" svg:y="13.44cm">
          <draw:text-box>
            <text:p text:style-name="P1"><text:span text:style-name="T1">310</text:span></text:p>
          </draw:text-box>
        </draw:frame>
        <draw:frame draw:style-name="gr2" draw:text-style-name="P2" draw:layer="layout" svg:width="2cm" svg:height="0.891cm" svg:x="20.55cm" svg:y="14.671cm">
          <draw:text-box>
            <text:p text:style-name="P1"><text:span text:style-name="T1">120</text:span></text:p>
          </draw:text-box>
        </draw:frame>
        <draw:frame draw:style-name="gr2" draw:text-style-name="P7" draw:layer="layout" svg:width="2cm" svg:height="0.891cm" svg:x="20.6cm" svg:y="15.93cm">
          <draw:text-box>
            <text:p text:style-name="P6"><text:span text:style-name="T1">“</text:span><text:span text:style-name="T1">roxo”</text:span></text:p>
          </draw:text-box>
        </draw:frame>
        <draw:custom-shape draw:style-name="gr6" draw:text-style-name="P5" draw:layer="layout" svg:width="6.75cm" svg:height="8cm" svg:x="16.3cm" svg:y="10.8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964cm" svg:height="0.891cm" svg:x="20.55cm" svg:y="17.18cm">
          <draw:text-box>
            <text:p text:style-name="P1"><text:span text:style-name="T1">false</text:span></text:p>
          </draw:text-box>
        </draw:frame>
        <draw:frame draw:style-name="gr7" draw:text-style-name="P9" draw:layer="layout" svg:width="2.572cm" svg:height="0.839cm" svg:x="17.25cm" svg:y="12.197cm">
          <draw:text-box>
            <text:p><text:span text:style-name="T1">tamanho</text:span></text:p>
          </draw:text-box>
        </draw:frame>
        <draw:frame draw:style-name="gr7" draw:text-style-name="P9" draw:layer="layout" svg:width="3.038cm" svg:height="0.839cm" svg:x="17.25cm" svg:y="17.198cm">
          <draw:text-box>
            <text:p><text:span text:style-name="T1">estaVisivel</text:span></text:p>
          </draw:text-box>
        </draw:frame>
        <draw:frame draw:style-name="gr7" draw:text-style-name="P9" draw:layer="layout" svg:width="1.243cm" svg:height="0.839cm" svg:x="17.25cm" svg:y="15.899cm">
          <draw:text-box>
            <text:p><text:span text:style-name="T1">cor</text:span></text:p>
          </draw:text-box>
        </draw:frame>
        <draw:frame draw:style-name="gr7" draw:text-style-name="P9" draw:layer="layout" svg:width="2.691cm" svg:height="0.839cm" svg:x="17.251cm" svg:y="14.7cm">
          <draw:text-box>
            <text:p><text:span text:style-name="T1">posicaoY</text:span></text:p>
          </draw:text-box>
        </draw:frame>
        <draw:frame draw:style-name="gr7" draw:text-style-name="P9" draw:layer="layout" svg:width="2.691cm" svg:height="0.839cm" svg:x="17.252cm" svg:y="13.501cm">
          <draw:text-box>
            <text:p><text:span text:style-name="T1">posicaoX</text:span></text:p>
          </draw:text-box>
        </draw:frame>
        <draw:line draw:style-name="gr5" draw:text-style-name="P5" draw:layer="layout" svg:x1="16.3cm" svg:y1="12cm" svg:x2="23.05cm" svg:y2="12cm">
          <text:p/>
        </draw:line>
        <draw:line draw:style-name="gr8" draw:text-style-name="P5" draw:layer="layout" svg:x1="10cm" svg:y1="10.75cm" svg:x2="11.5cm" svg:y2="8.5cm">
          <text:p/>
        </draw:line>
        <draw:frame draw:style-name="gr9" draw:text-style-name="P10" draw:layer="layout" svg:width="4.642cm" svg:height="0.802cm" svg:x="7.65cm" svg:y="9.3cm">
          <draw:text-box>
            <text:p><text:span text:style-name="T3">é uma instância de</text:span></text:p>
          </draw:text-box>
        </draw:frame>
        <draw:line draw:style-name="gr10" draw:text-style-name="P5" draw:layer="layout" svg:x1="19.5cm" svg:y1="10.75cm" svg:x2="17.75cm" svg:y2="8.5cm">
          <text:p/>
        </draw:line>
        <draw:frame draw:style-name="gr9" draw:text-style-name="P10" draw:layer="layout" svg:width="4.642cm" svg:height="0.802cm" svg:x="17.05cm" svg:y="9.3cm">
          <draw:text-box>
            <text:p><text:span text:style-name="T3">é uma instância 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7T16:19:39.544292187</meta:creation-date>
    <dc:date>2024-02-27T16:50:19.436789856</dc:date>
    <meta:editing-duration>PT10M8S</meta:editing-duration>
    <meta:editing-cycles>2</meta:editing-cycles>
    <meta:generator>LibreOffice/7.3.7.2$Linux_X86_64 LibreOffice_project/30$Build-2</meta:generator>
    <meta:document-statistic meta:object-count="38"/>
  </office:meta>
</office:document-meta>
</file>